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lwgMono" svg:font-family="TlwgMono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TlwgMono" fo:font-size="8pt" officeooo:paragraph-rsid="00088f0f" style:font-size-asian="8pt" style:font-size-complex="8pt"/>
    </style:style>
    <style:style style:name="P2" style:family="paragraph" style:parent-style-name="Standard">
      <style:text-properties style:font-name="TlwgMono" fo:font-size="8pt" officeooo:paragraph-rsid="000a74e2" style:font-size-asian="8pt" style:font-size-complex="8pt"/>
    </style:style>
    <style:style style:name="P3" style:family="paragraph" style:parent-style-name="Standard">
      <style:text-properties style:font-name="TlwgMono" fo:font-size="8pt" officeooo:paragraph-rsid="000b2979" style:font-size-asian="8pt" style:font-size-complex="8pt"/>
    </style:style>
    <style:style style:name="P4" style:family="paragraph" style:parent-style-name="Standard">
      <style:text-properties style:font-name="TlwgMono" fo:font-size="8pt" officeooo:paragraph-rsid="000bf604" style:font-size-asian="8pt" style:font-size-complex="8pt"/>
    </style:style>
    <style:style style:name="P5" style:family="paragraph" style:parent-style-name="Standard">
      <style:text-properties style:font-name="TlwgMono" fo:font-size="8pt" officeooo:paragraph-rsid="000c553c" style:font-size-asian="8pt" style:font-size-complex="8pt"/>
    </style:style>
    <style:style style:name="P6" style:family="paragraph" style:parent-style-name="Standard">
      <style:text-properties style:font-name="TlwgMono" fo:font-size="8pt" fo:font-style="normal" fo:font-weight="normal" officeooo:paragraph-rsid="000a74e2" style:font-size-asian="8pt" style:font-style-asian="normal" style:font-weight-asian="normal" style:font-size-complex="8pt" style:font-style-complex="normal" style:font-weight-complex="normal"/>
    </style:style>
    <style:style style:name="P7" style:family="paragraph" style:parent-style-name="Standard">
      <style:text-properties style:font-name="TlwgMono" fo:font-size="8pt" fo:font-style="normal" fo:font-weight="normal" officeooo:paragraph-rsid="000bf604" style:font-size-asian="8pt" style:font-style-asian="normal" style:font-weight-asian="normal" style:font-size-complex="8pt" style:font-style-complex="normal" style:font-weight-complex="normal"/>
    </style:style>
    <style:style style:name="P8" style:family="paragraph" style:parent-style-name="Standard">
      <style:text-properties style:font-name="TlwgMono" fo:font-size="8pt" fo:font-style="normal" fo:font-weight="normal" officeooo:paragraph-rsid="000fd45b" style:font-size-asian="8pt" style:font-style-asian="normal" style:font-weight-asian="normal" style:font-size-complex="8pt" style:font-style-complex="normal" style:font-weight-complex="normal"/>
    </style:style>
    <style:style style:name="P9" style:family="paragraph" style:parent-style-name="Standard">
      <style:text-properties style:font-name="TlwgMono" fo:font-size="8pt" fo:font-style="normal" fo:font-weight="normal" officeooo:paragraph-rsid="001161a8" style:font-size-asian="8pt" style:font-style-asian="normal" style:font-weight-asian="normal" style:font-size-complex="8pt" style:font-style-complex="normal" style:font-weight-complex="normal"/>
    </style:style>
    <style:style style:name="P10" style:family="paragraph" style:parent-style-name="Standard">
      <style:text-properties style:font-name="TlwgMono" fo:font-size="8pt" fo:font-style="normal" fo:font-weight="normal" officeooo:paragraph-rsid="0014e17a" style:font-size-asian="8pt" style:font-style-asian="normal" style:font-weight-asian="normal" style:font-size-complex="8pt" style:font-style-complex="normal" style:font-weight-complex="normal"/>
    </style:style>
    <style:style style:name="P11" style:family="paragraph" style:parent-style-name="Standard">
      <style:text-properties style:font-name="TlwgMono" fo:font-size="8pt" fo:font-style="normal" officeooo:paragraph-rsid="000c553c" style:font-size-asian="8pt" style:font-style-asian="normal" style:font-size-complex="8pt" style:font-style-complex="normal"/>
    </style:style>
    <style:style style:name="P12" style:family="paragraph" style:parent-style-name="Standard">
      <style:text-properties style:font-name="TlwgMono" fo:font-size="8pt" fo:font-style="normal" officeooo:paragraph-rsid="000e1d52" style:font-size-asian="8pt" style:font-style-asian="normal" style:font-size-complex="8pt" style:font-style-complex="normal"/>
    </style:style>
    <style:style style:name="P13" style:family="paragraph" style:parent-style-name="Standard">
      <style:text-properties style:font-name="TlwgMono" fo:font-size="8pt" fo:font-style="normal" officeooo:paragraph-rsid="00120113" style:font-size-asian="8pt" style:font-style-asian="normal" style:font-size-complex="8pt" style:font-style-complex="normal"/>
    </style:style>
    <style:style style:name="P14" style:family="paragraph" style:parent-style-name="Standard">
      <style:text-properties style:font-name="TlwgMono" fo:font-size="8pt" fo:font-style="normal" officeooo:paragraph-rsid="0013114d" style:font-size-asian="8pt" style:font-style-asian="normal" style:font-size-complex="8pt" style:font-style-complex="normal"/>
    </style:style>
    <style:style style:name="P15" style:family="paragraph" style:parent-style-name="Standard">
      <style:text-properties style:font-name="TlwgMono" fo:font-size="8pt" fo:font-weight="normal" officeooo:paragraph-rsid="0013114d" style:font-size-asian="8pt" style:font-weight-asian="normal" style:font-size-complex="8pt" style:font-weight-complex="normal"/>
    </style:style>
    <style:style style:name="P16" style:family="paragraph" style:parent-style-name="Standard">
      <style:text-properties style:font-name="Arial" fo:font-size="8pt" officeooo:paragraph-rsid="00075552" style:font-size-asian="8pt" style:font-size-complex="8pt"/>
    </style:style>
    <style:style style:name="P17" style:family="paragraph" style:parent-style-name="Standard">
      <style:text-properties style:font-name="Arial" fo:font-size="8pt" officeooo:paragraph-rsid="00088f0f" style:font-size-asian="8pt" style:font-size-complex="8pt"/>
    </style:style>
    <style:style style:name="P18" style:family="paragraph" style:parent-style-name="Standard">
      <style:text-properties style:font-name="Arial" fo:font-size="8pt" officeooo:paragraph-rsid="0009a0b8" style:font-size-asian="8pt" style:font-size-complex="8pt"/>
    </style:style>
    <style:style style:name="P19" style:family="paragraph" style:parent-style-name="Standard">
      <style:text-properties style:font-name="Arial" fo:font-size="8pt" officeooo:paragraph-rsid="00120113" style:font-size-asian="8pt" style:font-size-complex="8pt"/>
    </style:style>
    <style:style style:name="P20" style:family="paragraph" style:parent-style-name="Standard">
      <style:paragraph-properties fo:text-align="center" style:justify-single-word="false"/>
      <style:text-properties style:font-name="Arial" fo:font-size="8pt" officeooo:paragraph-rsid="00120113" style:font-size-asian="8pt" style:font-size-complex="8pt"/>
    </style:style>
    <style:style style:name="P21" style:family="paragraph" style:parent-style-name="Standard">
      <style:text-properties style:font-name="Arial" fo:font-size="8pt" officeooo:paragraph-rsid="00133ca1" style:font-size-asian="8pt" style:font-size-complex="8pt"/>
    </style:style>
    <style:style style:name="P22" style:family="paragraph" style:parent-style-name="Standard">
      <style:text-properties style:font-name="Arial" fo:font-size="8pt" fo:font-weight="bold" officeooo:paragraph-rsid="0013114d" style:font-size-asian="8pt" style:font-weight-asian="bold" style:font-size-complex="8pt" style:font-weight-complex="bold"/>
    </style:style>
    <style:style style:name="P23" style:family="paragraph" style:parent-style-name="Standard">
      <style:text-properties style:font-name="Arial" fo:font-size="8pt" fo:font-style="normal" officeooo:paragraph-rsid="00088f0f" style:font-size-asian="8pt" style:font-style-asian="normal" style:font-size-complex="8pt" style:font-style-complex="normal"/>
    </style:style>
    <style:style style:name="P24" style:family="paragraph" style:parent-style-name="Standard">
      <style:text-properties style:font-name="Arial" fo:font-size="8pt" fo:font-style="normal" officeooo:paragraph-rsid="0009a0b8" style:font-size-asian="8pt" style:font-style-asian="normal" style:font-size-complex="8pt" style:font-style-complex="normal"/>
    </style:style>
    <style:style style:name="P25" style:family="paragraph" style:parent-style-name="Standard">
      <style:text-properties style:font-name="Arial" fo:font-size="8pt" fo:font-style="normal" officeooo:paragraph-rsid="00120113" style:font-size-asian="8pt" style:font-style-asian="normal" style:font-size-complex="8pt" style:font-style-complex="normal"/>
    </style:style>
    <style:style style:name="P26" style:family="paragraph" style:parent-style-name="Standard">
      <style:text-properties style:font-name="Arial" fo:font-size="8pt" fo:font-style="normal" officeooo:paragraph-rsid="0013114d" style:font-size-asian="8pt" style:font-style-asian="normal" style:font-size-complex="8pt" style:font-style-complex="normal"/>
    </style:style>
    <style:style style:name="P27" style:family="paragraph" style:parent-style-name="Standard">
      <style:text-properties style:font-name="Arial" fo:font-size="8pt" fo:font-style="normal" officeooo:paragraph-rsid="00133ca1" style:font-size-asian="8pt" style:font-style-asian="normal" style:font-size-complex="8pt" style:font-style-complex="normal"/>
    </style:style>
    <style:style style:name="P28" style:family="paragraph" style:parent-style-name="Standard">
      <style:text-properties style:font-name="Arial" fo:font-size="8pt" fo:font-style="normal" fo:font-weight="bold" officeooo:paragraph-rsid="0009a0b8" style:font-size-asian="8pt" style:font-style-asian="normal" style:font-weight-asian="bold" style:font-size-complex="8pt" style:font-style-complex="normal" style:font-weight-complex="bold"/>
    </style:style>
    <style:style style:name="P29" style:family="paragraph" style:parent-style-name="Standard">
      <style:text-properties style:font-name="Arial" fo:font-size="8pt" fo:font-style="normal" fo:font-weight="bold" officeooo:paragraph-rsid="000a74e2" style:font-size-asian="8pt" style:font-style-asian="normal" style:font-weight-asian="bold" style:font-size-complex="8pt" style:font-style-complex="normal" style:font-weight-complex="bold"/>
    </style:style>
    <style:style style:name="P30" style:family="paragraph" style:parent-style-name="Standard">
      <style:text-properties style:font-name="Arial" fo:font-size="8pt" fo:font-style="normal" fo:font-weight="bold" officeooo:paragraph-rsid="00120113" style:font-size-asian="8pt" style:font-style-asian="normal" style:font-weight-asian="bold" style:font-size-complex="8pt" style:font-style-complex="normal" style:font-weight-complex="bold"/>
    </style:style>
    <style:style style:name="P31" style:family="paragraph" style:parent-style-name="Standard">
      <style:text-properties style:font-name="Arial" fo:font-size="8pt" fo:font-style="normal" fo:font-weight="normal" officeooo:paragraph-rsid="000a74e2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Standard">
      <style:text-properties style:font-name="Arial" fo:font-size="8pt" fo:font-style="normal" fo:font-weight="normal" officeooo:paragraph-rsid="000fd45b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Standard">
      <style:text-properties style:font-name="Arial" fo:font-size="8pt" fo:font-style="normal" fo:font-weight="normal" officeooo:paragraph-rsid="0014e17a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Standard">
      <style:text-properties style:font-name="Arial" fo:font-size="8pt" fo:font-weight="normal" officeooo:paragraph-rsid="0013114d" style:font-size-asian="8pt" style:font-weight-asian="normal" style:font-size-complex="8pt" style:font-weight-complex="normal"/>
    </style:style>
    <style:style style:name="P35" style:family="paragraph" style:parent-style-name="Standard">
      <style:text-properties style:font-name="Arial" fo:font-size="10pt" officeooo:paragraph-rsid="0013114d" style:font-size-asian="10pt" style:font-size-complex="10pt"/>
    </style:style>
    <style:style style:name="P36" style:family="paragraph" style:parent-style-name="Standard">
      <style:text-properties style:font-name="Arial" fo:font-size="10pt" officeooo:paragraph-rsid="00239020" style:font-size-asian="10pt" style:font-size-complex="10pt"/>
    </style:style>
    <style:style style:name="P37" style:family="paragraph" style:parent-style-name="Standard">
      <style:text-properties style:font-name="Arial" fo:font-size="10pt" fo:font-style="normal" fo:font-weight="bold" officeooo:paragraph-rsid="000a74e2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Standard">
      <style:text-properties style:font-name="Arial" fo:font-size="10pt" fo:font-style="normal" fo:font-weight="bold" officeooo:paragraph-rsid="000fd45b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Standard">
      <style:text-properties style:font-name="Arial" fo:font-size="10pt" fo:font-style="normal" fo:font-weight="bold" officeooo:paragraph-rsid="00088f0f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Standard">
      <style:text-properties style:font-name="Arial" fo:font-size="10pt" fo:font-weight="bold" officeooo:paragraph-rsid="0013114d" style:font-size-asian="10pt" style:font-weight-asian="bold" style:font-size-complex="10pt" style:font-weight-complex="bold"/>
    </style:style>
    <style:style style:name="P41" style:family="paragraph" style:parent-style-name="Standard">
      <style:text-properties style:font-name="Arial" fo:font-size="10pt" fo:font-weight="bold" officeooo:paragraph-rsid="00133ca1" style:font-size-asian="10pt" style:font-weight-asian="bold" style:font-size-complex="10pt" style:font-weight-complex="bold"/>
    </style:style>
    <style:style style:name="T1" style:family="text">
      <style:text-properties officeooo:rsid="00075552"/>
    </style:style>
    <style:style style:name="T2" style:family="text">
      <style:text-properties style:font-name="TlwgMono" officeooo:rsid="00075552"/>
    </style:style>
    <style:style style:name="T3" style:family="text">
      <style:text-properties style:font-name="TlwgMono" officeooo:rsid="00088f0f"/>
    </style:style>
    <style:style style:name="T4" style:family="text">
      <style:text-properties style:font-name="TlwgMono" officeooo:rsid="0009a0b8"/>
    </style:style>
    <style:style style:name="T5" style:family="text">
      <style:text-properties style:font-name="TlwgMono" fo:font-weight="normal" officeooo:rsid="0009a0b8" style:font-weight-asian="normal" style:font-weight-complex="normal"/>
    </style:style>
    <style:style style:name="T6" style:family="text">
      <style:text-properties style:font-name="TlwgMono" fo:font-weight="normal" officeooo:rsid="00120113" style:font-weight-asian="normal" style:font-weight-complex="normal"/>
    </style:style>
    <style:style style:name="T7" style:family="text">
      <style:text-properties style:font-name="TlwgMono" fo:font-weight="normal" officeooo:rsid="00133ca1" style:font-weight-asian="normal" style:font-weight-complex="normal"/>
    </style:style>
    <style:style style:name="T8" style:family="text">
      <style:text-properties style:font-name="TlwgMono" officeooo:rsid="000a74e2"/>
    </style:style>
    <style:style style:name="T9" style:family="text">
      <style:text-properties style:font-name="TlwgMono" fo:font-size="8pt" fo:font-weight="bold" officeooo:rsid="00075552" style:font-size-asian="8pt" style:font-weight-asian="bold" style:font-size-complex="8pt" style:font-weight-complex="bold"/>
    </style:style>
    <style:style style:name="T10" style:family="text">
      <style:text-properties style:font-name="TlwgMono" fo:font-size="8pt" fo:font-weight="normal" officeooo:rsid="00075552" style:font-size-asian="8pt" style:font-weight-asian="normal" style:font-size-complex="8pt" style:font-weight-complex="normal"/>
    </style:style>
    <style:style style:name="T11" style:family="text">
      <style:text-properties style:font-name="TlwgMono" fo:font-style="normal" fo:font-weight="normal" officeooo:rsid="0009a0b8" style:font-style-asian="normal" style:font-weight-asian="normal" style:font-style-complex="normal" style:font-weight-complex="normal"/>
    </style:style>
    <style:style style:name="T12" style:family="text">
      <style:text-properties style:font-name="TlwgMono" fo:font-style="normal" fo:font-weight="normal" officeooo:rsid="000a74e2" style:font-style-asian="normal" style:font-weight-asian="normal" style:font-style-complex="normal" style:font-weight-complex="normal"/>
    </style:style>
    <style:style style:name="T13" style:family="text">
      <style:text-properties style:font-name="TlwgMono" fo:font-style="normal" officeooo:rsid="0013114d" style:font-style-asian="normal" style:font-style-complex="normal"/>
    </style:style>
    <style:style style:name="T14" style:family="text">
      <style:text-properties style:font-name="TlwgMono" fo:font-style="normal" officeooo:rsid="00133ca1" style:font-style-asian="normal" style:font-style-complex="normal"/>
    </style:style>
    <style:style style:name="T15" style:family="text">
      <style:text-properties style:font-name="TlwgMono" officeooo:rsid="000fd45b"/>
    </style:style>
    <style:style style:name="T16" style:family="text">
      <style:text-properties style:font-name="TlwgMono" officeooo:rsid="001161a8"/>
    </style:style>
    <style:style style:name="T17" style:family="text">
      <style:text-properties style:font-name="TlwgMono" fo:font-size="10pt" fo:font-weight="normal" officeooo:rsid="0009a0b8" style:font-size-asian="10pt" style:font-weight-asian="normal" style:font-size-complex="10pt" style:font-weight-complex="normal"/>
    </style:style>
    <style:style style:name="T18" style:family="text">
      <style:text-properties style:font-name="TlwgMono" officeooo:rsid="00133ca1"/>
    </style:style>
    <style:style style:name="T19" style:family="text">
      <style:text-properties style:font-name="TlwgMono" officeooo:rsid="0014e17a"/>
    </style:style>
    <style:style style:name="T20" style:family="text">
      <style:text-properties style:font-name="TlwgMono" officeooo:rsid="001533bc"/>
    </style:style>
    <style:style style:name="T21" style:family="text">
      <style:text-properties style:font-name="TlwgMono" officeooo:rsid="001e196e"/>
    </style:style>
    <style:style style:name="T22" style:family="text">
      <style:text-properties style:font-name="TlwgMono" officeooo:rsid="001e3f01"/>
    </style:style>
    <style:style style:name="T23" style:family="text">
      <style:text-properties style:font-name="TlwgMono" officeooo:rsid="001f6187"/>
    </style:style>
    <style:style style:name="T24" style:family="text">
      <style:text-properties officeooo:rsid="00088f0f"/>
    </style:style>
    <style:style style:name="T25" style:family="text">
      <style:text-properties fo:font-style="italic" officeooo:rsid="00088f0f" style:font-style-asian="italic" style:font-style-complex="italic"/>
    </style:style>
    <style:style style:name="T26" style:family="text">
      <style:text-properties fo:font-style="italic" officeooo:rsid="0013114d" style:font-style-asian="italic" style:font-style-complex="italic"/>
    </style:style>
    <style:style style:name="T27" style:family="text">
      <style:text-properties fo:font-style="italic" officeooo:rsid="00133ca1" style:font-style-asian="italic" style:font-style-complex="italic"/>
    </style:style>
    <style:style style:name="T28" style:family="text">
      <style:text-properties fo:font-weight="bold" officeooo:rsid="00075552" style:font-weight-asian="bold" style:font-weight-complex="bold"/>
    </style:style>
    <style:style style:name="T29" style:family="text">
      <style:text-properties fo:font-weight="bold" officeooo:rsid="00088f0f" style:font-weight-asian="bold" style:font-weight-complex="bold"/>
    </style:style>
    <style:style style:name="T30" style:family="text">
      <style:text-properties fo:font-weight="bold" officeooo:rsid="00120113" style:font-weight-asian="bold" style:font-weight-complex="bold"/>
    </style:style>
    <style:style style:name="T31" style:family="text">
      <style:text-properties fo:font-weight="bold" officeooo:rsid="00133ca1" style:font-weight-asian="bold" style:font-weight-complex="bold"/>
    </style:style>
    <style:style style:name="T32" style:family="text">
      <style:text-properties style:font-name="Arial" officeooo:rsid="000a74e2"/>
    </style:style>
    <style:style style:name="T33" style:family="text">
      <style:text-properties style:font-name="Arial" fo:font-style="italic" officeooo:rsid="000a74e2" style:font-style-asian="italic" style:font-style-complex="italic"/>
    </style:style>
    <style:style style:name="T34" style:family="text">
      <style:text-properties style:font-name="Arial" fo:font-style="italic" fo:font-weight="normal" officeooo:rsid="000b2979" style:font-style-asian="italic" style:font-weight-asian="normal" style:font-style-complex="italic" style:font-weight-complex="normal"/>
    </style:style>
    <style:style style:name="T35" style:family="text">
      <style:text-properties style:font-name="Arial" fo:font-style="italic" fo:font-weight="normal" officeooo:rsid="000c553c" style:font-style-asian="italic" style:font-weight-asian="normal" style:font-style-complex="italic" style:font-weight-complex="normal"/>
    </style:style>
    <style:style style:name="T36" style:family="text">
      <style:text-properties style:font-name="Arial" officeooo:rsid="000b2979"/>
    </style:style>
    <style:style style:name="T37" style:family="text">
      <style:text-properties style:font-name="Arial" fo:font-style="normal" fo:font-weight="normal" officeooo:rsid="000b2979" style:font-style-asian="normal" style:font-weight-asian="normal" style:font-style-complex="normal" style:font-weight-complex="normal"/>
    </style:style>
    <style:style style:name="T38" style:family="text">
      <style:text-properties style:font-name="Arial" fo:font-style="normal" fo:font-weight="normal" officeooo:rsid="000bf604" style:font-style-asian="normal" style:font-weight-asian="normal" style:font-style-complex="normal" style:font-weight-complex="normal"/>
    </style:style>
    <style:style style:name="T39" style:family="text">
      <style:text-properties style:font-name="Arial" fo:font-style="normal" fo:font-weight="normal" officeooo:rsid="000c553c" style:font-style-asian="normal" style:font-weight-asian="normal" style:font-style-complex="normal" style:font-weight-complex="normal"/>
    </style:style>
    <style:style style:name="T40" style:family="text">
      <style:text-properties style:font-name="Arial" officeooo:rsid="000bf604"/>
    </style:style>
    <style:style style:name="T41" style:family="text">
      <style:text-properties style:font-name="Arial" fo:font-weight="normal" officeooo:rsid="000a74e2" style:font-weight-asian="normal" style:font-weight-complex="normal"/>
    </style:style>
    <style:style style:name="T42" style:family="text">
      <style:text-properties style:font-name="Arial" fo:font-weight="normal" officeooo:rsid="000c553c" style:font-weight-asian="normal" style:font-weight-complex="normal"/>
    </style:style>
    <style:style style:name="T43" style:family="text">
      <style:text-properties style:font-name="Arial" fo:font-weight="normal" officeooo:rsid="000e1d52" style:font-weight-asian="normal" style:font-weight-complex="normal"/>
    </style:style>
    <style:style style:name="T44" style:family="text">
      <style:text-properties style:font-name="Arial" fo:font-weight="normal" officeooo:rsid="00120113" style:font-weight-asian="normal" style:font-weight-complex="normal"/>
    </style:style>
    <style:style style:name="T45" style:family="text">
      <style:text-properties style:font-name="Arial" fo:font-weight="normal" officeooo:rsid="0013114d" style:font-weight-asian="normal" style:font-weight-complex="normal"/>
    </style:style>
    <style:style style:name="T46" style:family="text">
      <style:text-properties style:font-name="Arial" fo:font-weight="bold" officeooo:rsid="000e1d52" style:font-weight-asian="bold" style:font-weight-complex="bold"/>
    </style:style>
    <style:style style:name="T47" style:family="text">
      <style:text-properties style:font-name="Arial" officeooo:rsid="001161a8"/>
    </style:style>
    <style:style style:name="T48" style:family="text">
      <style:text-properties style:font-name="Arial" fo:font-size="10pt" fo:font-weight="bold" officeooo:rsid="000e1d52" style:font-size-asian="10pt" style:font-weight-asian="bold" style:font-size-complex="10pt" style:font-weight-complex="bold"/>
    </style:style>
    <style:style style:name="T49" style:family="text">
      <style:text-properties officeooo:rsid="0009a0b8"/>
    </style:style>
    <style:style style:name="T50" style:family="text">
      <style:text-properties fo:font-weight="normal" officeooo:rsid="0009a0b8" style:font-weight-asian="normal" style:font-weight-complex="normal"/>
    </style:style>
    <style:style style:name="T51" style:family="text">
      <style:text-properties fo:font-weight="normal" officeooo:rsid="000e1d52" style:font-weight-asian="normal" style:font-weight-complex="normal"/>
    </style:style>
    <style:style style:name="T52" style:family="text">
      <style:text-properties fo:font-weight="normal" officeooo:rsid="00120113" style:font-weight-asian="normal" style:font-weight-complex="normal"/>
    </style:style>
    <style:style style:name="T53" style:family="text">
      <style:text-properties fo:font-weight="normal" officeooo:rsid="0013114d" style:font-weight-asian="normal" style:font-weight-complex="normal"/>
    </style:style>
    <style:style style:name="T54" style:family="text">
      <style:text-properties fo:font-weight="normal" officeooo:rsid="00133ca1" style:font-weight-asian="normal" style:font-weight-complex="normal"/>
    </style:style>
    <style:style style:name="T55" style:family="text">
      <style:text-properties fo:font-weight="normal" officeooo:rsid="001473f5" style:font-weight-asian="normal" style:font-weight-complex="normal"/>
    </style:style>
    <style:style style:name="T56" style:family="text">
      <style:text-properties fo:color="#666666" style:font-name="TlwgMono" officeooo:rsid="00088f0f"/>
    </style:style>
    <style:style style:name="T57" style:family="text">
      <style:text-properties fo:color="#666666" fo:font-style="normal" officeooo:rsid="0013114d" style:font-style-asian="normal" style:font-style-complex="normal"/>
    </style:style>
    <style:style style:name="T58" style:family="text">
      <style:text-properties officeooo:rsid="000a74e2"/>
    </style:style>
    <style:style style:name="T59" style:family="text">
      <style:text-properties officeooo:rsid="000b2979"/>
    </style:style>
    <style:style style:name="T60" style:family="text">
      <style:text-properties fo:font-style="normal" fo:font-weight="normal" officeooo:rsid="000b2979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0bf604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0c553c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09a0b8" style:font-style-asian="normal" style:font-weight-asian="normal" style:font-style-complex="normal" style:font-weight-complex="normal"/>
    </style:style>
    <style:style style:name="T64" style:family="text">
      <style:text-properties fo:font-style="normal" officeooo:rsid="0013114d" style:font-style-asian="normal" style:font-style-complex="normal"/>
    </style:style>
    <style:style style:name="T65" style:family="text">
      <style:text-properties fo:font-style="normal" officeooo:rsid="00133ca1" style:font-style-asian="normal" style:font-style-complex="normal"/>
    </style:style>
    <style:style style:name="T66" style:family="text">
      <style:text-properties officeooo:rsid="000bf604"/>
    </style:style>
    <style:style style:name="T67" style:family="text">
      <style:text-properties officeooo:rsid="000fd45b"/>
    </style:style>
    <style:style style:name="T68" style:family="text">
      <style:text-properties officeooo:rsid="001161a8"/>
    </style:style>
    <style:style style:name="T69" style:family="text">
      <style:text-properties fo:font-size="10pt" officeooo:rsid="0009a0b8" style:font-size-asian="10pt" style:font-size-complex="10pt"/>
    </style:style>
    <style:style style:name="T70" style:family="text">
      <style:text-properties fo:font-size="10pt" fo:font-weight="bold" officeooo:rsid="0009a0b8" style:font-size-asian="10pt" style:font-weight-asian="bold" style:font-size-complex="10pt" style:font-weight-complex="bold"/>
    </style:style>
    <style:style style:name="T71" style:family="text">
      <style:text-properties fo:font-size="8pt" style:font-size-asian="8pt" style:font-size-complex="8pt"/>
    </style:style>
    <style:style style:name="T72" style:family="text">
      <style:text-properties fo:font-size="8pt" officeooo:rsid="00075552" style:font-size-asian="8pt" style:font-size-complex="8pt"/>
    </style:style>
    <style:style style:name="T73" style:family="text">
      <style:text-properties fo:font-size="8pt" fo:font-weight="normal" officeooo:rsid="00075552" style:font-size-asian="8pt" style:font-weight-asian="normal" style:font-size-complex="8pt" style:font-weight-complex="normal"/>
    </style:style>
    <style:style style:name="T74" style:family="text">
      <style:text-properties officeooo:rsid="00133ca1"/>
    </style:style>
    <style:style style:name="T75" style:family="text">
      <style:text-properties officeooo:rsid="0014e17a"/>
    </style:style>
    <style:style style:name="T76" style:family="text">
      <style:text-properties officeooo:rsid="001b4e63"/>
    </style:style>
    <style:style style:name="T77" style:family="text">
      <style:text-properties officeooo:rsid="001ca3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30">JavaScript - Cheat-Sheet</text:span></text:p>
      <text:p text:style-name="P16"><text:span text:style-name="T29"/></text:p>
      <text:p text:style-name="P35"><text:span text:style-name="T29">Variablen</text:span><text:span text:style-name="T28">:<text:tab/><text:tab/></text:span></text:p>
      <text:p text:style-name="P35"><text:span text:style-name="T9"/></text:p>
      <text:p text:style-name="P36"><text:span text:style-name="T9"><text:tab/><text:tab/><text:tab/></text:span><text:span text:style-name="T10">var x, y = "Initialwert", z;</text:span><text:span text:style-name="T73"><text:tab/><text:tab/></text:span><text:span text:style-name="T72">Neue lokale Variable, Initialwert optional:<text:tab/></text:span></text:p>
      <text:p text:style-name="P19"><text:span text:style-name="T1"><text:tab/><text:tab/><text:tab/></text:span><text:span text:style-name="T2">x = "Wert";<text:tab/><text:tab/><text:tab/><text:tab/></text:span><text:span text:style-name="T1">x bekommt "Wert" als Wert zugewiesen:<text:tab/></text:span></text:p>
      <text:p text:style-name="P16"><text:span text:style-name="T1"><text:tab/><text:tab/><text:tab/><text:tab/><text:tab/></text:span><text:span text:style-name="T25">Achtung: Ist x keine lokale Variable, dann wird der Wert global zugewiesen!</text:span></text:p>
      <text:p text:style-name="P23"><text:span text:style-name="T24">Zuweisungsoperatoren:<text:tab/></text:span><text:span text:style-name="T4">= <text:s/>+= <text:s/>-= <text:s/>*= <text:s/>/= <text:s/>%=</text:span></text:p>
      <text:p text:style-name="P23"><text:span text:style-name="T4"/></text:p>
      <text:p text:style-name="P26"><text:span text:style-name="T70">Operatoren:</text:span><text:span text:style-name="T69"><text:tab/></text:span><text:span text:style-name="T49"><text:tab/></text:span></text:p>
      <text:p text:style-name="P26"><text:span text:style-name="T4"/></text:p>
      <text:p text:style-name="P26"><text:span text:style-name="T4"><text:tab/><text:tab/><text:tab/>x + y <text:s text:c="2"/>x - y <text:s text:c="2"/>x * y <text:s text:c="2"/>x / y <text:s text:c="2"/>x % y <text:s text:c="2"/>x++ <text:s text:c="2"/>++x <text:s text:c="2"/>x-- <text:s text:c="2"/>--x <text:s text:c="2"/>-x</text:span></text:p>
      <text:p text:style-name="P24"><text:span text:style-name="T4"><text:tab/><text:tab/><text:tab/><text:tab/><text:tab/></text:span><text:span text:style-name="T49">Ist x ein String, dann wird + als Konkatenation interpretiert</text:span></text:p>
      <text:p text:style-name="P24"><text:span text:style-name="T49"/></text:p>
      <text:p text:style-name="P30"><text:span text:style-name="T69">Boolesche Operatoren:</text:span></text:p>
      <text:p text:style-name="P30"><text:span text:style-name="T69"/></text:p>
      <text:p text:style-name="P30"><text:span text:style-name="T17"><text:tab/><text:tab/><text:tab/></text:span><text:span text:style-name="T5">x === y<text:tab/></text:span><text:span text:style-name="T50"><text:tab/>Test auf Gleichheit</text:span></text:p>
      <text:p text:style-name="P28"><text:span text:style-name="T50"><text:tab/><text:tab/><text:tab/></text:span><text:span text:style-name="T5">x == y</text:span><text:span text:style-name="T50"><text:tab/><text:tab/>Test auf Gleichheit mit Typumwandlung (</text:span><text:span text:style-name="T55">Achtung:</text:span><text:span text:style-name="T50"> (0 == false) evaluiert zB. zu </text:span><text:span text:style-name="T5">true</text:span><text:span text:style-name="T50">)</text:span></text:p>
      <text:p text:style-name="P18"><text:span text:style-name="T63"><text:tab/><text:tab/><text:tab/></text:span><text:span text:style-name="T11">x &amp;&amp; y <text:s text:c="2"/>x || y <text:s text:c="2"/>!</text:span><text:span text:style-name="T12">x <text:s text:c="2"/></text:span><text:span text:style-name="T11">x != y <text:s text:c="2"/>x !== y <text:s text:c="2"/></text:span><text:span text:style-name="T12">x &gt; y <text:s text:c="2"/>x &lt; y <text:s text:c="2"/>x &lt;= y <text:s text:c="2"/>x &gt;= y</text:span></text:p>
      <text:p text:style-name="P18"><text:span text:style-name="T12"/></text:p>
      <text:p text:style-name="P40"><text:span text:style-name="T64">Kontrollstrukturen:</text:span></text:p>
      <text:p text:style-name="P22"><text:span text:style-name="T64"/></text:p>
      <text:p text:style-name="P34"><text:span text:style-name="T64">if ... else:<text:tab/><text:tab/><text:tab/></text:span><text:span text:style-name="T13">if(boolescherAusdruck){</text:span></text:p>
      <text:p text:style-name="P15"><text:span text:style-name="T64"><text:tab/><text:tab/><text:tab/><text:tab/></text:span><text:span text:style-name="T57">// then ...</text:span></text:p>
      <text:p text:style-name="P15"><text:span text:style-name="T64"><text:tab/><text:tab/><text:tab/>} else if (andererboolescherAusdruck){ </text:span><text:span text:style-name="T57">// optional</text:span></text:p>
      <text:p text:style-name="P15"><text:span text:style-name="T64"><text:tab/><text:tab/><text:tab/><text:tab/></text:span><text:span text:style-name="T57">// ... </text:span></text:p>
      <text:p text:style-name="P15"><text:span text:style-name="T64"><text:tab/><text:tab/><text:tab/>} else { </text:span><text:span text:style-name="T57">// optional</text:span><text:span text:style-name="T64"><text:tab/><text:tab/></text:span></text:p>
      <text:p text:style-name="P15"><text:span text:style-name="T64"><text:tab/><text:tab/><text:tab/></text:span><text:span text:style-name="T64">}</text:span></text:p>
      <text:p text:style-name="P34"><text:span text:style-name="T64"/></text:p>
      <text:p text:style-name="P34"><text:span text:style-name="T64">while:<text:tab/><text:tab/><text:tab/></text:span><text:span text:style-name="T13">while(boolescherAusdruck){ ... }</text:span></text:p>
      <text:p text:style-name="P34"><text:span text:style-name="T13"/></text:p>
      <text:p text:style-name="P34"><text:span text:style-name="T64">for:<text:tab/><text:tab/><text:tab/></text:span><text:span text:style-name="T13">for(</text:span><text:span text:style-name="T14">i = 23</text:span><text:span text:style-name="T13">; </text:span><text:span text:style-name="T14">i &lt;= 100</text:span><text:span text:style-name="T13">; </text:span><text:span text:style-name="T14">i += i/2</text:span><text:span text:style-name="T13">){ ... }</text:span></text:p>
      <text:p text:style-name="P34"><text:span text:style-name="T13"><text:tab/><text:tab/><text:tab/>for(index in liste) {<text:tab/><text:tab/></text:span></text:p>
      <text:p text:style-name="P34"><text:span text:style-name="T13"><text:tab/><text:tab/><text:tab/><text:tab/>var aktuellesElement = liste[index];</text:span></text:p>
      <text:p text:style-name="P34"><text:span text:style-name="T13"><text:tab/><text:tab/><text:tab/><text:tab/>...</text:span></text:p>
      <text:p text:style-name="P34"><text:span text:style-name="T13"><text:tab/><text:tab/><text:tab/>}<text:tab/></text:span><text:span text:style-name="T64">Achtung: </text:span><text:span text:style-name="T13">for .. in </text:span><text:span text:style-name="T64">gibt tatsächlich</text:span><text:span text:style-name="T26"> nur </text:span><text:span text:style-name="T27">einen Index </text:span><text:span text:style-name="T65">zurück, das tatsächliche Element muss <text:tab/><text:tab/><text:tab/><text:tab/>man sich dann noch aus der Liste holen. Für die meisten Fälle ist deshalb eine funktionale <text:tab/><text:tab/><text:tab/><text:tab/>Iterationsfunktion besser geeignet, zB. </text:span><text:span text:style-name="T14">liste.forEach</text:span><text:span text:style-name="T65">, </text:span><text:span text:style-name="T14">liste.map</text:span><text:span text:style-name="T65"> (siehe Listen)</text:span></text:p>
      <text:p text:style-name="P18"><text:span text:style-name="T12"/></text:p>
      <text:p text:style-name="P37"><text:span text:style-name="T58">Listen:</text:span></text:p>
      <text:p text:style-name="P29"><text:span text:style-name="T58"/></text:p>
      <text:p text:style-name="P31"><text:span text:style-name="T58">Neue Liste anlegen:<text:tab/></text:span><text:span text:style-name="T8">var liste = [];</text:span><text:span text:style-name="T58"><text:tab/><text:tab/>Leere Liste</text:span></text:p>
      <text:p text:style-name="P6"><text:span text:style-name="T58"><text:tab/><text:tab/><text:tab/>var liste = [x, y, z];<text:tab/></text:span><text:span text:style-name="T32"><text:tab/>Liste mit initialen Elementen</text:span></text:p>
      <text:p text:style-name="P7"><text:span text:style-name="T40">Anzahl Elemente:<text:tab/><text:tab/></text:span><text:span text:style-name="T66">liste.length;</text:span></text:p>
      <text:p text:style-name="P6"><text:span text:style-name="T32">Auf Elemente zugreifen:<text:tab/></text:span><text:span text:style-name="T58">liste[i];<text:tab/><text:tab/><text:tab/></text:span><text:span text:style-name="T32">Hat die Liste kein </text:span><text:span text:style-name="T33">i</text:span><text:span text:style-name="T32">-tes Element, gibt sie </text:span><text:span text:style-name="T33">undefined</text:span><text:span text:style-name="T32"> zurück</text:span></text:p>
      <text:p text:style-name="P6"><text:span text:style-name="T32"><text:tab/><text:tab/><text:tab/></text:span><text:span text:style-name="T59">liste.slice(start, ende);<text:tab/></text:span><text:span text:style-name="T36">Gibt eine Teilliste zurück. Original bleibt unmodifiziert.</text:span></text:p>
      <text:p text:style-name="P2"><text:span text:style-name="T60"><text:tab/><text:tab/><text:tab/>liste.splice(start, anzahl [, e1, e2]);</text:span></text:p>
      <text:p text:style-name="P2"><text:span text:style-name="T60"><text:tab/><text:tab/><text:tab/><text:tab/></text:span><text:span text:style-name="T37">Entfernt </text:span><text:span text:style-name="T60">anzahl</text:span><text:span text:style-name="T37"> Element aus der Liste und gibt die entfernten Elemente zurück. Fügt an dieser <text:tab/><text:tab/><text:tab/><text:tab/>Stelle die (optionalen) Elemente </text:span><text:span text:style-name="T60">e1</text:span><text:span text:style-name="T37">, </text:span><text:span text:style-name="T60">e2</text:span><text:span text:style-name="T37"> ein</text:span></text:p>
      <text:p text:style-name="P2"><text:span text:style-name="T37"><text:tab/></text:span><text:span text:style-name="T60"><text:tab/><text:tab/>liste.pop();<text:tab/></text:span><text:span text:style-name="T37"><text:tab/>Entfernt das </text:span><text:span text:style-name="T34">letzte</text:span><text:span text:style-name="T37"> Element und gibt es zurück</text:span></text:p>
      <text:p text:style-name="P3"><text:span text:style-name="T37"><text:tab/><text:tab/><text:tab/></text:span><text:span text:style-name="T60">liste.shift();</text:span><text:span text:style-name="T37"><text:tab/><text:tab/>Entfernt das </text:span><text:span text:style-name="T34">erste</text:span><text:span text:style-name="T37"> Element und gibt es zurück</text:span></text:p>
      <text:p text:style-name="P2"><text:span text:style-name="T37"><text:tab/><text:tab/><text:tab/></text:span><text:span text:style-name="T60">liste.push(x);</text:span><text:span text:style-name="T37"><text:tab/><text:tab/>Fügt x </text:span><text:span text:style-name="T34">an das Ende</text:span><text:span text:style-name="T37"> der Liste an</text:span></text:p>
      <text:p text:style-name="P3"><text:span text:style-name="T60"><text:tab/><text:tab/><text:tab/>liste.unshift(x);</text:span><text:span text:style-name="T37"><text:tab/>Fügt x </text:span><text:span text:style-name="T34">an den Anfang</text:span><text:span text:style-name="T37"> der Liste an</text:span></text:p>
      <text:p text:style-name="P5"><text:span text:style-name="T37"/></text:p>
      <text:p text:style-name="P5"><text:span text:style-name="T37">Iterieren:<text:tab/><text:tab/><text:tab/></text:span><text:span text:style-name="T60">liste.</text:span><text:span text:style-name="T62">forEach</text:span><text:span text:style-name="T60">(</text:span><text:span text:style-name="T62">function(element</text:span><text:span text:style-name="T60">)</text:span><text:span text:style-name="T62">{ ... })</text:span><text:span text:style-name="T60">;</text:span></text:p>
      <text:p text:style-name="P5"><text:span text:style-name="T37"><text:tab/><text:tab/><text:tab/><text:tab/></text:span><text:span text:style-name="T39">Wendet die übergebene Funktion auf jedes Element an.</text:span></text:p>
      <text:p text:style-name="P5"><text:span text:style-name="T37"><text:tab/><text:tab/><text:tab/></text:span><text:span text:style-name="T60">liste.filter(</text:span><text:span text:style-name="T61">filterFunktion</text:span><text:span text:style-name="T60">);</text:span><text:span text:style-name="T37"><text:tab/></text:span><text:span text:style-name="T38">mit </text:span><text:span text:style-name="T61">filterFunktion</text:span><text:span text:style-name="T38">: element -&gt; true | false</text:span></text:p>
      <text:p text:style-name="P4"><text:span text:style-name="T37"><text:tab/><text:tab/><text:tab/><text:tab/>Gibt </text:span><text:span text:style-name="T38">eine Liste mit allen Elementen zurück, für die filterFunktion true zurückgibt</text:span></text:p>
      <text:p text:style-name="P4"><text:span text:style-name="T38"><text:tab/><text:tab/><text:tab/></text:span><text:span text:style-name="T61">liste.map(mapFunktion)</text:span><text:span text:style-name="T38"><text:tab/>;<text:tab/>mit </text:span><text:span text:style-name="T61">mapFunktion</text:span><text:span text:style-name="T38">: altesElement -&gt; neuesElement</text:span></text:p>
      <text:p text:style-name="P3"><text:span text:style-name="T37"><text:tab/><text:tab/><text:tab/><text:tab/></text:span><text:span text:style-name="T38">Gibt eine Liste mit dem Rückgabewert von </text:span><text:span text:style-name="T61">mapFunktion</text:span><text:span text:style-name="T38"> für jedes Element zurück</text:span></text:p>
      <text:p text:style-name="P3"><text:span text:style-name="T61"><text:tab/><text:tab/><text:tab/>liste.reduce(</text:span><text:span text:style-name="T62">function(prev, current [, index, initalValue]) [, initialValue])</text:span></text:p>
      <text:p text:style-name="P11"><text:span text:style-name="T41"><text:tab/><text:tab/><text:tab/><text:tab/></text:span><text:span text:style-name="T42">A.k.a.. </text:span><text:span text:style-name="T35"><text:s/>fold, Y-Combinator</text:span><text:span text:style-name="T42">, Für funktionale Sprachen-Nerds, Kompliziert zu erklären, praktisch <text:tab/><text:tab/><text:tab/><text:tab/>wenn mans kennt.</text:span></text:p>
      <text:p text:style-name="P11"><text:span text:style-name="T42"/></text:p>
      <text:p text:style-name="P13"><text:span text:style-name="T48"/></text:p>
      <text:p text:style-name="P41"><text:span text:style-name="T74">Asynchrone Programmierung:</text:span></text:p>
      <text:p text:style-name="P21"><text:span text:style-name="T74"/></text:p>
      <text:p text:style-name="P21"><text:span text:style-name="T74">Funktion später aufrufen:<text:tab/></text:span><text:span text:style-name="T18">window.setTimeout(funktion, 1000);<text:tab/><text:tab/><text:tab/></text:span><text:span text:style-name="T74">funktion wird in 1000ms aufgerufen</text:span></text:p>
      <text:p text:style-name="P21"><text:span text:style-name="T74"><text:tab/><text:tab/><text:tab/></text:span><text:span text:style-name="T18">var timerId <text:s/>= window.setInterval(funktion, 200);</text:span><text:span text:style-name="T74"><text:tab/>funktion wird alle 200ms aufgerufen</text:span></text:p>
      <text:p text:style-name="P27"><text:span text:style-name="T31"><text:tab/><text:tab/></text:span><text:span text:style-name="T54"><text:tab/></text:span><text:span text:style-name="T7">window.clearInterval(timerId);<text:tab/><text:tab/><text:tab/></text:span><text:span text:style-name="T54">Der Timer wird abgebrochen</text:span></text:p>
      <text:p text:style-name="P13"><text:span text:style-name="T46"/></text:p>
      <text:p text:style-name="P13"><text:span text:style-name="T48"/></text:p>
      <text:p text:style-name="P13"><text:soft-page-break/><text:span text:style-name="T48">Objekte:</text:span><text:span text:style-name="T43"><text:tab/><text:tab/></text:span></text:p>
      <text:p text:style-name="P13"><text:span text:style-name="T44">Objekte erzeugen:<text:tab/><text:tab/></text:span><text:span text:style-name="T51">var einObjekt = {</text:span></text:p>
      <text:p text:style-name="P12"><text:span text:style-name="T51"><text:tab/><text:tab/><text:tab/><text:tab/>eineProperty: 'dasObjekt',</text:span></text:p>
      <text:p text:style-name="P12"><text:span text:style-name="T51"><text:tab/><text:tab/><text:tab/><text:tab/>eineMethode: function(){</text:span></text:p>
      <text:p text:style-name="P12"><text:span text:style-name="T51"><text:tab/><text:tab/><text:tab/><text:tab/><text:tab/>alert('Hallo, ich bin ' + this.eineProperty);</text:span></text:p>
      <text:p text:style-name="P12"><text:span text:style-name="T51"><text:tab/><text:tab/><text:tab/><text:tab/>},</text:span></text:p>
      <text:p text:style-name="P12"><text:span text:style-name="T51"><text:tab/><text:tab/><text:tab/><text:tab/>einGeschachteltesObjekt: {</text:span></text:p>
      <text:p text:style-name="P12"><text:span text:style-name="T51"><text:tab/><text:tab/><text:tab/><text:tab/><text:tab/>geschachtelteProperty: 'geschachtelte property'</text:span></text:p>
      <text:p text:style-name="P12"><text:span text:style-name="T51"><text:tab/><text:tab/><text:tab/><text:tab/>}</text:span></text:p>
      <text:p text:style-name="P12"><text:span text:style-name="T51"><text:tab/><text:tab/><text:tab/>}</text:span></text:p>
      <text:p text:style-name="P25"><text:span text:style-name="T52">Properties anlegen/ändern:<text:tab/></text:span><text:span text:style-name="T6">einObjekt.eineAndereProperty = " ... ";</text:span></text:p>
      <text:p text:style-name="P14"><text:span text:style-name="T45">Properties entfernen:</text:span><text:span text:style-name="T53"><text:tab/>delete einObjekt.eineProperty;</text:span></text:p>
      <text:p text:style-name="P12"><text:span text:style-name="T43">Methodenaufruf:</text:span><text:span text:style-name="T51"><text:tab/><text:tab/>einObjekt.eineMethode();</text:span></text:p>
      <text:p text:style-name="P12"><text:span text:style-name="T51"><text:tab/><text:tab/><text:tab/><text:tab/>Achtung: this</text:span><text:span text:style-name="T43"> wird dynamisch beim Aufruf gebunden, wird die Methode nicht als solche <text:tab/><text:tab/><text:tab/><text:tab/>aufgerufen (also nicht mit dem Punkt auf dem Objekt, dann ist this das globale Objekt). Beispiel:</text:span></text:p>
      <text:p text:style-name="P12"><text:span text:style-name="T51"><text:tab/><text:tab/><text:tab/><text:tab/><text:tab/>var eineMethodeAlsFunktion = einObjekt.eineMethode;</text:span></text:p>
      <text:p text:style-name="P12"><text:span text:style-name="T51"><text:tab/><text:tab/><text:tab/><text:tab/><text:tab/>eineMethodeAlsFunktion(); -&gt; "Hallo ich bin undefined"</text:span></text:p>
      <text:p text:style-name="P12"><text:span text:style-name="T51"/></text:p>
      <text:p text:style-name="P38"><text:span text:style-name="T67">Vererbung:</text:span></text:p>
      <text:p text:style-name="P38"><text:span text:style-name="T67"/></text:p>
      <text:p text:style-name="P32"><text:span text:style-name="T67">mit Konstruktor:<text:tab/><text:tab/></text:span><text:span text:style-name="T15">function </text:span><text:span text:style-name="T21">SuperObje</text:span><text:span text:style-name="T22">k</text:span><text:span text:style-name="T21">t</text:span><text:span text:style-name="T15">(){ this.superProperty = 'superProperty'; };</text:span></text:p>
      <text:p text:style-name="P32"><text:span text:style-name="T15"><text:tab/><text:tab/><text:tab/></text:span><text:span text:style-name="T16">function </text:span><text:span text:style-name="T23">SubObjekt</text:span><text:span text:style-name="T16">(){ this.subProperty = 'subProperty; };</text:span></text:p>
      <text:p text:style-name="P32"><text:span text:style-name="T16"><text:tab/><text:tab/><text:tab/>SubObjekt.prototype = new SuperObjekt();</text:span><text:span text:style-name="T68"><text:tab/>Hier wird vererbt!</text:span></text:p>
      <text:p text:style-name="P8"><text:span text:style-name="T68"><text:tab/><text:tab/><text:tab/>var subObjektInstanz = new SubObjekt();</text:span></text:p>
      <text:p text:style-name="P8"><text:span text:style-name="T68"/></text:p>
      <text:p text:style-name="P9"><text:span text:style-name="T47">mit </text:span><text:span text:style-name="T68">Object.create:<text:tab/>var superObjekt = {superProperty: 'superProperty'};</text:span></text:p>
      <text:p text:style-name="P9"><text:span text:style-name="T68"><text:tab/><text:tab/><text:tab/></text:span><text:span text:style-name="T77">function </text:span><text:span text:style-name="T68">createSubObjekt</text:span><text:span text:style-name="T77">()</text:span><text:span text:style-name="T68">{</text:span></text:p>
      <text:p text:style-name="P9"><text:span text:style-name="T68"><text:tab/><text:tab/><text:tab/><text:tab/>var subObjekt = Object.create(superObjekt);<text:tab/></text:span><text:span text:style-name="T47"><text:tab/>Hier wird vererbt!</text:span></text:p>
      <text:p text:style-name="P9"><text:span text:style-name="T68"><text:tab/><text:tab/><text:tab/><text:tab/>subObjekt.subProperty = <text:s/>'subProperty';</text:span></text:p>
      <text:p text:style-name="P9"><text:span text:style-name="T68"><text:tab/><text:tab/><text:tab/>}</text:span></text:p>
      <text:p text:style-name="P9"><text:span text:style-name="T68"/></text:p>
      <text:p text:style-name="P33"><text:span text:style-name="T75">Prototypen modifizieren:<text:tab/></text:span><text:span text:style-name="T19">Array.prototype.firstElement = function(){ return this[0]; </text:span><text:span text:style-name="T20">}</text:span><text:span text:style-name="T19">;</text:span></text:p>
      <text:p text:style-name="P10"><text:span text:style-name="T75"><text:tab/><text:tab/><text:tab/>console.log([10, 15, 20].firstElement());</text:span></text:p>
      <text:p text:style-name="P9"><text:span text:style-name="T68"/></text:p>
      <text:p text:style-name="P39"><text:span text:style-name="T24">Funktionen:</text:span></text:p>
      <text:p text:style-name="P39"><text:span text:style-name="T24"/></text:p>
      <text:p text:style-name="P17"><text:span text:style-name="T1">Funktionsaufruf:<text:tab/><text:tab/></text:span><text:span text:style-name="T3">e</text:span><text:span text:style-name="T2">inFunktionsAufruf(</text:span><text:span text:style-name="T8">argument1</text:span><text:span text:style-name="T2">, </text:span><text:span text:style-name="T8">argument2</text:span><text:span text:style-name="T2">);</text:span></text:p>
      <text:p text:style-name="P17"><text:span text:style-name="T24">Funktionsdefinition:<text:tab/><text:tab/></text:span><text:span text:style-name="T3">function funktionsName </text:span><text:span text:style-name="T56">/* Optional */</text:span><text:span text:style-name="T3"> (parameter1, parameter2){</text:span></text:p>
      <text:p text:style-name="P17"><text:span text:style-name="T3"><text:tab/><text:tab/><text:tab/><text:tab/></text:span><text:span text:style-name="T56">// Hier kommt der Funktions-Body</text:span></text:p>
      <text:p text:style-name="P1"><text:span text:style-name="T24"><text:tab/><text:tab/><text:tab/><text:tab/>return "Rückgabewert";</text:span></text:p>
      <text:p text:style-name="P1"><text:span text:style-name="T24"><text:tab/><text:tab/><text:tab/>}</text:span></text:p>
      <text:p text:style-name="P17"><text:span text:style-name="T24"><text:tab/><text:tab/><text:tab/>Der Funktionsname ist nur </text:span><text:span text:style-name="T76">im lokalen Scope sichtbar, also nicht mehr außerhalb des aktuellen Blocks <text:tab/><text:tab/><text:tab/>oder <text:s/>der aktuellen Funktion.</text:span></text:p>
      <text:p text:style-name="P21"><text:span text:style-name="T74"/></text:p>
      <text:p text:style-name="P21"><text:span text:style-name="T7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lwgMono" svg:font-family="TlwgMono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81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2T09:23:43</meta:creation-date>
    <dc:date>2013-05-03T08:57:46</dc:date>
    <meta:editing-duration>PT22H14M22S</meta:editing-duration>
    <meta:editing-cycles>20</meta:editing-cycles>
    <meta:generator>LibreOffice/3.6$Linux_X86_64 LibreOffice_project/360m1$Build-2</meta:generator>
    <meta:print-date>2013-05-02T13:24:00</meta:print-date>
    <meta:document-statistic meta:table-count="0" meta:image-count="0" meta:object-count="0" meta:page-count="2" meta:paragraph-count="85" meta:word-count="591" meta:character-count="4570" meta:non-whitespace-character-count="3752"/>
  </office:meta>
</office:document-meta>
</file>